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_5f_GRADE" style:display-name="TABLE_GRADE" style:family="table">
      <style:table-properties style:width="17.013cm" fo:margin-left="0cm" fo:margin-right="-0.012cm" table:align="margins"/>
    </style:style>
    <style:style style:name="TABLE_5f_GRADE.A" style:display-name="TABLE_GRADE.A" style:family="table-column">
      <style:table-column-properties style:column-width="1.005cm" style:rel-column-width="570*"/>
    </style:style>
    <style:style style:name="TABLE_5f_GRADE.B" style:display-name="TABLE_GRADE.B" style:family="table-column">
      <style:table-column-properties style:column-width="3.016cm" style:rel-column-width="1710*"/>
    </style:style>
    <style:style style:name="TABLE_5f_GRADE.C" style:display-name="TABLE_GRADE.C" style:family="table-column">
      <style:table-column-properties style:column-width="1.879cm" style:rel-column-width="1065*"/>
    </style:style>
    <style:style style:name="TABLE_5f_GRADE.D" style:display-name="TABLE_GRADE.D" style:family="table-column">
      <style:table-column-properties style:column-width="1.799cm" style:rel-column-width="1020*"/>
    </style:style>
    <style:style style:name="TABLE_5f_GRADE.F" style:display-name="TABLE_GRADE.F" style:family="table-column">
      <style:table-column-properties style:column-width="1.755cm" style:rel-column-width="995*"/>
    </style:style>
    <style:style style:name="TABLE_5f_GRADE.G" style:display-name="TABLE_GRADE.G" style:family="table-column">
      <style:table-column-properties style:column-width="1.889cm" style:rel-column-width="1071*"/>
    </style:style>
    <style:style style:name="TABLE_5f_GRADE.I" style:display-name="TABLE_GRADE.I" style:family="table-column">
      <style:table-column-properties style:column-width="1.901cm" style:rel-column-width="1078*"/>
    </style:style>
    <style:style style:name="TABLE_5f_GRADE.A1" style:display-name="TABLE_GRADE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_5f_GRADE.I1" style:display-name="TABLE_GRADE.I1" style:family="table-cell">
      <style:table-cell-properties fo:padding="0.097cm" fo:border="0.002cm solid #000000"/>
    </style:style>
    <style:style style:name="TABLE_5f_GRADE.A2" style:display-name="TABLE_GRADE.A2" style:family="table-cell">
      <style:table-cell-properties fo:padding="0.097cm" fo:border-left="0.002cm solid #000000" fo:border-right="none" fo:border-top="none" fo:border-bottom="0.002cm solid #000000"/>
    </style:style>
    <style:style style:name="TABLE_5f_GRADE.I2" style:display-name="TABLE_GRADE.I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style:font-name="Calibri" fo:font-size="8pt" style:font-size-asian="8pt" style:font-size-complex="8pt"/>
    </style:style>
    <style:style style:name="P2" style:family="paragraph" style:parent-style-name="Table_20_Heading">
      <style:text-properties style:font-name="Calibri" fo:font-size="10.5pt" style:font-size-asian="10.5pt" style:font-size-complex="10.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_GRADE" table:style-name="TABLE_5f_GRADE">
        <table:table-column table:style-name="TABLE_5f_GRADE.A"/>
        <table:table-column table:style-name="TABLE_5f_GRADE.B"/>
        <table:table-column table:style-name="TABLE_5f_GRADE.C"/>
        <table:table-column table:style-name="TABLE_5f_GRADE.D"/>
        <table:table-column table:style-name="TABLE_5f_GRADE.C"/>
        <table:table-column table:style-name="TABLE_5f_GRADE.F"/>
        <table:table-column table:style-name="TABLE_5f_GRADE.G" table:number-columns-repeated="2"/>
        <table:table-column table:style-name="TABLE_5f_GRADE.I"/>
        <table:table-row>
          <table:table-cell table:style-name="TABLE_5f_GRADE.A1" office:value-type="string">
            <text:p text:style-name="P2">No</text:p>
          </table:table-cell>
          <table:table-cell table:style-name="TABLE_5f_GRADE.A1" office:value-type="string">
            <text:p text:style-name="P2">Asignatura</text:p>
          </table:table-cell>
          <table:table-cell table:style-name="TABLE_5f_GRADE.A1" office:value-type="string">
            <text:p text:style-name="P2">I Parcial</text:p>
          </table:table-cell>
          <table:table-cell table:style-name="TABLE_5f_GRADE.A1" office:value-type="string">
            <text:p text:style-name="P2">II Parcial</text:p>
          </table:table-cell>
          <table:table-cell table:style-name="TABLE_5f_GRADE.A1" office:value-type="string">
            <text:p text:style-name="P2">III Parcial</text:p>
          </table:table-cell>
          <table:table-cell table:style-name="TABLE_5f_GRADE.A1" office:value-type="string">
            <text:p text:style-name="P2">IV Parcial</text:p>
          </table:table-cell>
          <table:table-cell table:style-name="TABLE_5f_GRADE.A1" office:value-type="string">
            <text:p text:style-name="P2">Promedio</text:p>
          </table:table-cell>
          <table:table-cell table:style-name="TABLE_5f_GRADE.A1" office:value-type="string">
            <text:p text:style-name="P2">Recup 1</text:p>
          </table:table-cell>
          <table:table-cell table:style-name="TABLE_5f_GRADE.I1" office:value-type="string">
            <text:p text:style-name="P2">Recup 2</text:p>
          </table:table-cell>
        </table:table-row>
        <table:table-row>
          <table:table-cell table:style-name="TABLE_5f_GRADE.A2" office:value-type="string">
            <text:p text:style-name="P1">[NO]</text:p>
          </table:table-cell>
          <table:table-cell table:style-name="TABLE_5f_GRADE.A2" office:value-type="string">
            <text:p text:style-name="P1">[SUBJECT]</text:p>
          </table:table-cell>
          <table:table-cell table:style-name="TABLE_5f_GRADE.A2" office:value-type="string">
            <text:p text:style-name="P1">[FIRST_PERIOD]</text:p>
          </table:table-cell>
          <table:table-cell table:style-name="TABLE_5f_GRADE.A2" office:value-type="string">
            <text:p text:style-name="P1">[SECOND_PERIOD]</text:p>
          </table:table-cell>
          <table:table-cell table:style-name="TABLE_5f_GRADE.A2" office:value-type="string">
            <text:p text:style-name="P1">[THIRD_PERIOD]</text:p>
          </table:table-cell>
          <table:table-cell table:style-name="TABLE_5f_GRADE.A2" office:value-type="string">
            <text:p text:style-name="P1">[FOURTH_PERIOD]</text:p>
          </table:table-cell>
          <table:table-cell table:style-name="TABLE_5f_GRADE.A2" office:value-type="string">
            <text:p text:style-name="P1">[AVERAGE]</text:p>
          </table:table-cell>
          <table:table-cell table:style-name="TABLE_5f_GRADE.A2" office:value-type="string">
            <text:p text:style-name="P1">[FIRST_RECOVERY]</text:p>
          </table:table-cell>
          <table:table-cell table:style-name="TABLE_5f_GRADE.I2" office:value-type="string">
            <text:p text:style-name="P1">[SECOND_RECOVERY]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HN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HN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9T19:56:21.16</meta:creation-date>
    <dc:date>2015-08-19T20:13:26.02</dc:date>
    <meta:editing-duration>PT17M4S</meta:editing-duration>
    <meta:editing-cycles>3</meta:editing-cycles>
    <meta:generator>OpenOffice.org/3.4.1$Win32 OpenOffice.org_project/341m1$Build-9593</meta:generator>
    <meta:document-statistic meta:table-count="1" meta:image-count="0" meta:object-count="0" meta:page-count="1" meta:paragraph-count="18" meta:word-count="24" meta:character-count="187"/>
  </office:meta>
</office:document-meta>
</file>